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365" officeooo:paragraph-rsid="001e1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sid</text:p>
      <text:p text:style-name="P1">from sailors,boat,reserves1</text:p>
      <text:p text:style-name="P1">where age&gt;20 and (color =’green’ or color =’blue’) and sailors.sid=reserves1.sid and boat.bid=reserves1.b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9:49:11.555410463</meta:creation-date>
    <dc:date>2018-07-18T12:06:10.760645048</dc:date>
    <meta:editing-duration>PT2H45S</meta:editing-duration>
    <meta:editing-cycles>2</meta:editing-cycles>
    <meta:generator>LibreOffice/6.0.2.1$Linux_X86_64 LibreOffice_project/00m0$Build-1</meta:generator>
    <meta:document-statistic meta:table-count="0" meta:image-count="0" meta:object-count="0" meta:page-count="1" meta:paragraph-count="3" meta:word-count="16" meta:character-count="145" meta:non-whitespace-character-count="132"/>
  </office:meta>
</office:document-meta>
</file>